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5232" calcext:value-type="float">
            <text:p>70.0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224" calcext:value-type="float">
            <text:p>69.9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8072" calcext:value-type="float">
            <text:p>69.9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6528" calcext:value-type="float">
            <text:p>69.7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9616" calcext:value-type="float">
            <text:p>70.0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2208" calcext:value-type="float">
            <text:p>69.4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256" calcext:value-type="float">
            <text:p>69.4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28" calcext:value-type="float">
            <text:p>69.2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3702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